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paragraph-rsid="00041c4c"/>
    </style:style>
    <style:style style:name="P4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9 <text:s/>循环 教案</text:p>
      <text:p text:style-name="Title"/>
      <text:p text:style-name="P1"/>
      <text:p text:style-name="P1">学习目标</text:p>
      <text:p text:style-name="Standard"><text:tab/>重复循环某一过程</text:p>
      <text:p text:style-name="Standard"/>
      <text:p text:style-name="P1">学习内容</text:p>
      <text:p text:style-name="P1"><text:tab/>小猫走路/蝙蝠扇动翅膀</text:p>
      <text:p text:style-name="P1"/>
      <text:p text:style-name="P1">学习重点</text:p>
      <text:p text:style-name="P1"><text:tab/>循环周期控制</text:p>
      <text:p text:style-name="P1"><text:tab/>循环次数控制</text:p>
      <text:p text:style-name="P1"/>
      <text:p text:style-name="P1">学习难点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画图讲解循环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scratch的循环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学生操作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1T19:56:03.436000000</dc:date>
    <meta:editing-duration>PT1H18M53S</meta:editing-duration>
    <meta:editing-cycles>6</meta:editing-cycles>
    <meta:document-statistic meta:table-count="1" meta:image-count="0" meta:object-count="0" meta:page-count="1" meta:paragraph-count="19" meta:word-count="88" meta:character-count="101" meta:non-whitespace-character-count="94"/>
  </office:meta>
</office:document-meta>
</file>